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fo:font-weight="bold" officeooo:rsid="00086190" officeooo:paragraph-rsid="00086190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language="zxx" fo:country="none" fo:font-weight="bold" officeooo:rsid="00086190" officeooo:paragraph-rsid="00086190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0pt" fo:language="zxx" fo:country="none" fo:font-weight="normal" officeooo:rsid="00086190" officeooo:paragraph-rsid="0008619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086190" officeooo:paragraph-rsid="0008619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0a33a0" officeooo:paragraph-rsid="000a33a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0a33a0" officeooo:paragraph-rsid="000bf72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0d2408" officeooo:paragraph-rsid="000d2408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01451" officeooo:paragraph-rsid="0010145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0pt" fo:language="zxx" fo:country="none" fo:font-weight="normal" officeooo:rsid="00086190" officeooo:paragraph-rsid="0008619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0pt" fo:language="zxx" fo:country="none" fo:font-weight="normal" officeooo:rsid="000871c9" officeooo:paragraph-rsid="000871c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1321e" officeooo:paragraph-rsid="0011321e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19e57" officeooo:paragraph-rsid="00119e5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475d9" officeooo:paragraph-rsid="001475d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605ea" officeooo:paragraph-rsid="001605e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0pt" fo:language="zxx" fo:country="none" fo:font-weight="normal" officeooo:rsid="001605ea" officeooo:paragraph-rsid="001605e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00871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720"/>
    </style:style>
    <style:style style:name="T4" style:family="text">
      <style:text-properties officeooo:rsid="000e6a8a"/>
    </style:style>
    <style:style style:name="T5" style:family="text">
      <style:text-properties officeooo:rsid="00128c45"/>
    </style:style>
    <style:style style:name="T6" style:family="text">
      <style:text-properties officeooo:rsid="001605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ібліотека Python для роботи з XML</text:p>
      <text:p text:style-name="P2"/>
      <text:p text:style-name="P4">Оскільки обсяг даних, що підлягають обробці досить значний, ми скористаємося Python 2.7, що дасть нам вищу швидкодію. Python 2.7 має декілька стандартних бібліотек для роботи з XML-документами:</text:p>
      <text:list xml:id="list1129249942933550359" text:style-name="L1">
        <text:list-item>
          <text:p text:style-name="P9"><text:span text:style-name="T2">xml.etree.ElementTree</text:span> – проста бібліотека для швидкої обробки <text:span text:style-name="T1">XML-документів, що представляє їх у вигляді дерева елементів</text:span></text:p>
        </text:list-item>
        <text:list-item>
          <text:p text:style-name="P9"><text:span text:style-name="T2">xml.dom</text:span> – <text:span text:style-name="T1">імплементація DOM (інтерфейсу для доступу до XML та HTML-документів, затвердженого W3C)</text:span></text:p>
        </text:list-item>
        <text:list-item>
          <text:p text:style-name="P9"><text:span text:style-name="T2">xml.sax</text:span> – <text:span text:style-name="T1">імплементація SAX (інший стандартизований інтерфейс, що слугує альтернативою DOM)</text:span></text:p>
        </text:list-item>
        <text:list-item>
          <text:p text:style-name="P9"><text:span text:style-name="T2">xml.parsers.expat</text:span> – <text:span text:style-name="T1">Python-версія бібліотеки Expat для C, що дає подійно-орієнтовані засоби для парсингу XML</text:span></text:p>
        </text:list-item>
        <text:list-item>
          <text:p text:style-name="P10"><text:span text:style-name="T2">lxml.etree</text:span> – імплементація інтерфейсу ElementTree, що спирається на бібліотеки libxml2 та libxslt на мові C; у порівнянні з <text:span text:style-name="T2">xml.etree</text:span> має вищу швидкість</text:p>
        </text:list-item>
      </text:list>
      <text:p text:style-name="P3"/>
      <text:p text:style-name="P5">Перевагою <text:span text:style-name="T2">xml.dom</text:span> та <text:span text:style-name="T2">xml.sax </text:span>є сумісність з уже наявними стандартами, які широко використовуються. Проте безпечністю та швидкодією вони уступають іншим бібліотекам. Через поєднання простоти та швидкості ми використовуватимемо ElementTree, проте зупинимося на його імплементації на C, а саме <text:span text:style-name="T2">xml.etree.cElementTree</text:span>. Для збільшення продуктивності застосуємо функцію iterparse, що дає ті самі можливості й швидкість, що й подійно-орієнтований парсинг за допомогою Expat. Та попередньо опишемо інші опції, доступні через ElementTree.</text:p>
      <text:p text:style-name="P5"/>
      <text:p text:style-name="P5">В ElementTree дані зберігаються у формі об'єктів класів ElementTree та Element. Щоб створити нове ElementTree, використовується функція parse(filename). Наприклад:</text:p>
      <text:p text:style-name="P5"/>
      <text:p text:style-name="P5">import xml.etree.<text:span text:style-name="T3">c</text:span>ElementTree as ET</text:p>
      <text:p text:style-name="P5"/>
      <text:p text:style-name="P5">tree = ET.parse('sample.xml')</text:p>
      <text:p text:style-name="P5"/>
      <text:p text:style-name="P6">Тут через змінну tree ми матимемо доступ до об'єкту ElementTree, що представляє дерево об'єкту та дає простий інтерфейс для роботи з ним. <text:span text:style-name="T3">Далі, щоб отримати кореневий елемент, виконаємо:</text:span></text:p>
      <text:p text:style-name="P6"/>
      <text:p text:style-name="P6"><text:span text:style-name="T3">root = tree.getroot()</text:span> </text:p>
      <text:p text:style-name="P6"/>
      <text:p text:style-name="P7">Кореневий елемент так само можна отримати за допомогою функції fromstring:</text:p>
      <text:p text:style-name="P7"/>
      <text:p text:style-name="P7">root = ET.fromstring(xml_string)</text:p>
      <text:p text:style-name="P7"/>
      <text:p text:style-name="P7">root – об'єкт класу Element. <text:span text:style-name="T4">До атрибутів елементу в дереві можна доступитися через атрибут attrib об'єкта Element. Його ім'я доступне через атрибут tag, а вміст через text.</text:span></text:p>
      <text:p text:style-name="P7"/>
      <text:p text:style-name="P8">attributes = root.attrib #attributes – об'єкт типу dict</text:p>
      <text:p text:style-name="P8">tag = root.tag</text:p>
      <text:p text:style-name="P8">content = root.text #tag і content – об'єкти типу str</text:p>
      <text:p text:style-name="P8"/>
      <text:p text:style-name="P8"/>
      <text:p text:style-name="P11">Також по його дітям можна ітерувати за допомогою звичайного for-циклу. Наприклад:</text:p>
      <text:p text:style-name="P11"/>
      <text:p text:style-name="P11">for child in root:</text:p>
      <text:p text:style-name="P11"><text:s text:c="4"/>#process child</text:p>
      <text:p text:style-name="P11"/>
      <text:p text:style-name="P11">Метод iter дає можливість зробити пошук вглибину по дереву, що представляє XML-документ. </text:p>
      <text:p text:style-name="P11"/>
      <text:p text:style-name="P11">for elem in root.iter():</text:p>
      <text:p text:style-name="P11"><text:s text:c="4"/>#process elem</text:p>
      <text:p text:style-name="P11"/>
      <text:p text:style-name="P11">Якщо передати методу iter рядок із текстом, то ітерація проходитиме лиш по елементах з відповідним тегом. Метод findall знаходить лише прямих дітей елемента root, а find – повертає першу пряму дитину з цим тегом.</text:p>
      <text:p text:style-name="P12">ElementTree <text:span text:style-name="T5">дозволяє також редагувати XML-дерево за допомогою функцій read та write, а також створювати піделементи до будь-яких елементів дерева за допомогою factory-функції SubElement. </text:span></text:p>
      <text:p text:style-name="P13">Проте з міркувань швидкості використовуватимемо функцію iterparse, що дає ту саме швидкість, що й Expat, за рахунок подійного (event-driven) парсингу. Функці<text:span text:style-name="T6">я</text:span> iter<text:span text:style-name="T6">parse приймає ім'я файлу або об'єкту, що </text:span><text:soft-page-break/><text:span text:style-name="T6">містить XML-текст, і список доступних подій та</text:span> повертає ітератор, що з кожним викликом next на ньому повертає пару (event, element), де event – start (парсер натрапив на тег, що відкриває елемент) або end (парсер просканував елемент до кінця). Продемонструємо це на прикладі модуля <text:span text:style-name="T6">xml_example.py: </text:span></text:p>
      <text:p text:style-name="P11"/>
      <text:p text:style-name="P14">import xml.etree.ElementTree as ET</text:p>
      <text:p text:style-name="P14"/>
      <text:p text:style-name="P14">def parse(filename):</text:p>
      <text:p text:style-name="P14"><text:s text:c="4"/>for event, elem in iterparse(filename, events=("start", "end")):</text:p>
      <text:p text:style-name="P14"><text:s text:c="8"/>if event == "start":</text:p>
      <text:p text:style-name="P14"><text:s text:c="12"/>print "Entering element %s" % elem.tag</text:p>
      <text:p text:style-name="P14"><text:s text:c="8"/>elif event == "end":</text:p>
      <text:p text:style-name="P14"><text:s text:c="12"/>print "Leaving element %s" % elem.tag</text:p>
      <text:p text:style-name="P14"/>
      <text:p text:style-name="P15">Дана модуль виводить назву елемента, який вона проходить, при вході та виході з нього. Дерево не завантажується в операційну пам'ять, що дає суттєві переваги для швиодкості викона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TC Regular" style:font-size-asian="10.5pt" style:language-asian="zh" style:country-asian="TW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TC Regular" style:font-size-asian="10.5pt" style:language-asian="zh" style:country-asian="TW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3:34:56.826744618</meta:creation-date>
    <dc:date>2017-06-21T18:43:26.468673228</dc:date>
    <meta:editing-duration>PT21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512" meta:character-count="3775" meta:non-whitespace-character-count="3238"/>
  </office:meta>
</office:document-meta>
</file>